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12.173cm"/>
    </style:style>
    <style:style style:name="co7" style:family="table-column">
      <style:table-column-properties fo:break-before="auto" style:column-width="14.596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10.075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7.352cm"/>
    </style:style>
    <style:style style:name="co12" style:family="table-column">
      <style:table-column-properties fo:break-before="auto" style:column-width="5.5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S N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&quot;MOV LED&quot;&amp;[.A2]&amp;&quot; (&quot;&amp;[.B2]&amp;&quot; &quot;&amp;[.C2]&amp;&quot;)&quot;" office:value-type="string" office:string-value="MOV LEDS NO. (x y)" calcext:value-type="string">
            <text:p>MOV LEDS NO. (x y)</text:p>
          </table:table-cell>
          <table:table-cell table:formula="of:=&quot;mov led1 (&quot;&amp;[.A6]&amp;&quot; &quot;&amp;[.B6]&amp;&quot;)&quot;" office:value-type="string" office:string-value="mov led1 (4 0.6)" calcext:value-type="string">
            <text:p>mov led1 (4 0.6)</text:p>
          </table:table-cell>
          <table:table-cell table:formula="of:=&quot;R&quot;&amp;IF(MOD([.A3];2)=1;&quot;0&quot;;&quot;180&quot;)" office:value-type="string" office:string-value="R0" calcext:value-type="string">
            <text:p>R0</text:p>
          </table:table-cell>
          <table:table-cell table:formula="of:=&quot;rotate =&quot;&amp;[.F2]&amp;&quot;  'led&quot;&amp;[.A2]&amp;&quot;'&quot;" office:value-type="string" office:string-value="rotate =R0  'ledS NO.'" calcext:value-type="string">
            <text:p>rotate =R0 <text:s/>'ledS NO.'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formula="of:=&quot;MOV LED&quot;&amp;[.A3]&amp;&quot; (&quot;&amp;[.B3]&amp;&quot; &quot;&amp;[.C3]&amp;&quot;)&quot;" office:value-type="string" office:string-value="MOV LED1 (0.3 0.9)" calcext:value-type="string">
            <text:p>MOV LED1 (0.3 0.9)</text:p>
          </table:table-cell>
          <table:table-cell table:formula="of:=&quot;mov led1 (&quot;&amp;[.A7]&amp;&quot; &quot;&amp;[.B7]&amp;&quot;)&quot;" office:value-type="string" office:string-value="mov led1 (5 0.7)" calcext:value-type="string">
            <text:p>mov led1 (5 0.7)</text:p>
          </table:table-cell>
          <table:table-cell table:formula="of:=&quot;R&quot;&amp;IF(MOD([.A4];2)=1;&quot;0&quot;;&quot;180&quot;)" office:value-type="string" office:string-value="R180" calcext:value-type="string">
            <text:p>R180</text:p>
          </table:table-cell>
          <table:table-cell table:formula="of:=&quot;rotate =&quot;&amp;[.F3]&amp;&quot;  'led&quot;&amp;[.A3]&amp;&quot;'&quot;" office:value-type="string" office:string-value="rotate =R180  'led1'" calcext:value-type="string">
            <text:p>rotate =R180 <text:s/>'led1'</text:p>
          </table:table-cell>
          <table:table-cell table:formula="of:=[.H2]&amp;[.G3]&amp;&quot;;&quot;" office:value-type="string" office:string-value="rotate =R180  'led1';" calcext:value-type="string">
            <text:p>rotate =R180 <text:s/>'led1';</text:p>
          </table:table-cell>
          <table:table-cell table:formula="of:=[.I2]&amp;[.D3]&amp;&quot;;&quot;" office:value-type="string" office:string-value="MOV LED1 (0.3 0.9);" calcext:value-type="string">
            <text:p>MOV LED1 (0.3 0.9);</text:p>
          </table:table-cell>
          <table:table-cell/>
          <table:table-cell office:value-type="string" calcext:value-type="string">
            <text:p>"R"&amp;IF(MZOD(A3,2)=1,"0","180")</text:p>
          </table:table-cell>
          <table:table-cell table:number-columns-repeated="1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0.1"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table:formula="of:=&quot;MOV LED&quot;&amp;[.A4]&amp;&quot; (&quot;&amp;[.B4]&amp;&quot; &quot;&amp;[.C4]&amp;&quot;)&quot;" office:value-type="string" office:string-value="MOV LED2 (0.4 0.9)" calcext:value-type="string">
            <text:p>MOV LED2 (0.4 0.9)</text:p>
          </table:table-cell>
          <table:table-cell table:formula="of:=&quot;mov led1 (&quot;&amp;[.A8]&amp;&quot; &quot;&amp;[.B8]&amp;&quot;)&quot;" office:value-type="string" office:string-value="mov led1 (6 0.8)" calcext:value-type="string">
            <text:p>mov led1 (6 0.8)</text:p>
          </table:table-cell>
          <table:table-cell table:formula="of:=&quot;R&quot;&amp;IF(MOD([.A5];2)=1;&quot;0&quot;;&quot;180&quot;)" office:value-type="string" office:string-value="R0" calcext:value-type="string">
            <text:p>R0</text:p>
          </table:table-cell>
          <table:table-cell table:formula="of:=&quot;rotate =&quot;&amp;[.F4]&amp;&quot;  'led&quot;&amp;[.A4]&amp;&quot;'&quot;" office:value-type="string" office:string-value="rotate =R0  'led2'" calcext:value-type="string">
            <text:p>rotate =R0 <text:s/>'led2'</text:p>
          </table:table-cell>
          <table:table-cell table:formula="of:=[.H3]&amp;[.G4]&amp;&quot;;&quot;" office:value-type="string" office:string-value="rotate =R180  'led1';rotate =R0  'led2';" calcext:value-type="string">
            <text:p>rotate =R180 <text:s/>'led1';rotate =R0 <text:s/>'led2';</text:p>
          </table:table-cell>
          <table:table-cell table:formula="of:=[.I3]&amp;[.D4]&amp;&quot;;&quot;" office:value-type="string" office:string-value="MOV LED1 (0.3 0.9);MOV LED2 (0.4 0.9);" calcext:value-type="string">
            <text:p>MOV LED1 (0.3 0.9);MOV LED2 (0.4 0.9);</text:p>
          </table:table-cell>
          <table:table-cell table:number-columns-repeated="1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0.1" office:value-type="float" office:value="0.5" calcext:value-type="float">
            <text:p>0.5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5]&amp;&quot; (&quot;&amp;[.B5]&amp;&quot; &quot;&amp;[.C5]&amp;&quot;)&quot;" office:value-type="string" office:string-value="MOV LED3 (0.5 0.9)" calcext:value-type="string">
            <text:p>MOV LED3 (0.5 0.9)</text:p>
          </table:table-cell>
          <table:table-cell table:formula="of:=&quot;mov led1 (&quot;&amp;[.A5]&amp;&quot; &quot;&amp;[.B5]&amp;&quot;)&quot;" office:value-type="string" office:string-value="mov led1 (3 0.5)" calcext:value-type="string">
            <text:p>mov led1 (3 0.5)</text:p>
          </table:table-cell>
          <table:table-cell table:formula="of:=&quot;R&quot;&amp;IF(MOD([.A6];2)=1;&quot;0&quot;;&quot;180&quot;)" office:value-type="string" office:string-value="R180" calcext:value-type="string">
            <text:p>R180</text:p>
          </table:table-cell>
          <table:table-cell table:formula="of:=&quot;rotate =&quot;&amp;[.F5]&amp;&quot;  'led&quot;&amp;[.A5]&amp;&quot;'&quot;" office:value-type="string" office:string-value="rotate =R180  'led3'" calcext:value-type="string">
            <text:p>rotate =R180 <text:s/>'led3'</text:p>
          </table:table-cell>
          <table:table-cell table:formula="of:=[.H4]&amp;[.G5]&amp;&quot;;&quot;" office:value-type="string" office:string-value="rotate =R180  'led1';rotate =R0  'led2';rotate =R180  'led3';" calcext:value-type="string">
            <text:p>rotate =R180 <text:s/>'led1';rotate =R0 <text:s/>'led2';rotate =R180 <text:s/>'led3';</text:p>
          </table:table-cell>
          <table:table-cell table:formula="of:=[.I4]&amp;[.D5]&amp;&quot;;&quot;" office:value-type="string" office:string-value="MOV LED1 (0.3 0.9);MOV LED2 (0.4 0.9);MOV LED3 (0.5 0.9);" calcext:value-type="string">
            <text:p>MOV LED1 (0.3 0.9);MOV LED2 (0.4 0.9);MOV LED3 (0.5 0.9);</text:p>
          </table:table-cell>
          <table:table-cell table:number-columns-repeated="1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0.1" office:value-type="float" office:value="0.6" calcext:value-type="float">
            <text:p>0.6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6]&amp;&quot; (&quot;&amp;[.B6]&amp;&quot; &quot;&amp;[.C6]&amp;&quot;)&quot;" office:value-type="string" office:string-value="MOV LED4 (0.6 0.9)" calcext:value-type="string">
            <text:p>MOV LED4 (0.6 0.9)</text:p>
          </table:table-cell>
          <table:table-cell table:formula="of:=&quot;mov led1 (&quot;&amp;[.A6]&amp;&quot; &quot;&amp;[.B6]&amp;&quot;)&quot;" office:value-type="string" office:string-value="mov led1 (4 0.6)" calcext:value-type="string">
            <text:p>mov led1 (4 0.6)</text:p>
          </table:table-cell>
          <table:table-cell table:formula="of:=&quot;R&quot;&amp;IF(MOD([.A7];2)=1;&quot;0&quot;;&quot;180&quot;)" office:value-type="string" office:string-value="R0" calcext:value-type="string">
            <text:p>R0</text:p>
          </table:table-cell>
          <table:table-cell table:formula="of:=&quot;rotate =&quot;&amp;[.F6]&amp;&quot;  'led&quot;&amp;[.A6]&amp;&quot;'&quot;" office:value-type="string" office:string-value="rotate =R0  'led4'" calcext:value-type="string">
            <text:p>rotate =R0 <text:s/>'led4'</text:p>
          </table:table-cell>
          <table:table-cell table:formula="of:=[.H5]&amp;[.G6]&amp;&quot;;&quot;" office:value-type="string" office:string-value="rotate =R180  'led1';rotate =R0  'led2';rotate =R180  'led3';rotate =R0  'led4';" calcext:value-type="string">
            <text:p>rotate =R180 <text:s/>'led1';rotate =R0 <text:s/>'led2';rotate =R180 <text:s/>'led3';rotate =R0 <text:s/>'led4';</text:p>
          </table:table-cell>
          <table:table-cell table:formula="of:=[.I5]&amp;[.D6]&amp;&quot;;&quot;" office:value-type="string" office:string-value="MOV LED1 (0.3 0.9);MOV LED2 (0.4 0.9);MOV LED3 (0.5 0.9);MOV LED4 (0.6 0.9);" calcext:value-type="string">
            <text:p>MOV LED1 (0.3 0.9);MOV LED2 (0.4 0.9);MOV LED3 (0.5 0.9);MOV LED4 (0.6 0.9);</text:p>
          </table:table-cell>
          <table:table-cell table:number-columns-repeated="1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0.1" office:value-type="float" office:value="0.7" calcext:value-type="float">
            <text:p>0.7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7]&amp;&quot; (&quot;&amp;[.B7]&amp;&quot; &quot;&amp;[.C7]&amp;&quot;)&quot;" office:value-type="string" office:string-value="MOV LED5 (0.7 0.9)" calcext:value-type="string">
            <text:p>MOV LED5 (0.7 0.9)</text:p>
          </table:table-cell>
          <table:table-cell table:formula="of:=&quot;mov led1 (&quot;&amp;[.A7]&amp;&quot; &quot;&amp;[.B7]&amp;&quot;)&quot;" office:value-type="string" office:string-value="mov led1 (5 0.7)" calcext:value-type="string">
            <text:p>mov led1 (5 0.7)</text:p>
          </table:table-cell>
          <table:table-cell table:formula="of:=&quot;R&quot;&amp;IF(MOD([.A8];2)=1;&quot;0&quot;;&quot;180&quot;)" office:value-type="string" office:string-value="R180" calcext:value-type="string">
            <text:p>R180</text:p>
          </table:table-cell>
          <table:table-cell table:formula="of:=&quot;rotate =&quot;&amp;[.F7]&amp;&quot;  'led&quot;&amp;[.A7]&amp;&quot;'&quot;" office:value-type="string" office:string-value="rotate =R180  'led5'" calcext:value-type="string">
            <text:p>rotate =R180 <text:s/>'led5'</text:p>
          </table:table-cell>
          <table:table-cell table:formula="of:=[.H6]&amp;[.G7]&amp;&quot;;&quot;" office:value-type="string" office:string-value="rotate =R180  'led1';rotate =R0  'led2';rotate =R180  'led3';rotate =R0  'led4';rotate =R180  'led5';" calcext:value-type="string">
            <text:p>rotate =R180 <text:s/>'led1';rotate =R0 <text:s/>'led2';rotate =R180 <text:s/>'led3';rotate =R0 <text:s/>'led4';rotate =R180 <text:s/>'led5';</text:p>
          </table:table-cell>
          <table:table-cell table:formula="of:=[.I6]&amp;[.D7]&amp;&quot;;&quot;" office:value-type="string" office:string-value="MOV LED1 (0.3 0.9);MOV LED2 (0.4 0.9);MOV LED3 (0.5 0.9);MOV LED4 (0.6 0.9);MOV LED5 (0.7 0.9);" calcext:value-type="string">
            <text:p>MOV LED1 (0.3 0.9);MOV LED2 (0.4 0.9);MOV LED3 (0.5 0.9);MOV LED4 (0.6 0.9);MOV LED5 (0.7 0.9);</text:p>
          </table:table-cell>
          <table:table-cell table:number-columns-repeated="17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0.1" office:value-type="float" office:value="0.8" calcext:value-type="float">
            <text:p>0.8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8]&amp;&quot; (&quot;&amp;[.B8]&amp;&quot; &quot;&amp;[.C8]&amp;&quot;)&quot;" office:value-type="string" office:string-value="MOV LED6 (0.8 0.9)" calcext:value-type="string">
            <text:p>MOV LED6 (0.8 0.9)</text:p>
          </table:table-cell>
          <table:table-cell table:formula="of:=&quot;mov led1 (&quot;&amp;[.A8]&amp;&quot; &quot;&amp;[.B8]&amp;&quot;)&quot;" office:value-type="string" office:string-value="mov led1 (6 0.8)" calcext:value-type="string">
            <text:p>mov led1 (6 0.8)</text:p>
          </table:table-cell>
          <table:table-cell table:formula="of:=&quot;R&quot;&amp;IF(MOD([.A9];2)=1;&quot;0&quot;;&quot;180&quot;)" office:value-type="string" office:string-value="R0" calcext:value-type="string">
            <text:p>R0</text:p>
          </table:table-cell>
          <table:table-cell table:formula="of:=&quot;rotate =&quot;&amp;[.F8]&amp;&quot;  'led&quot;&amp;[.A8]&amp;&quot;'&quot;" office:value-type="string" office:string-value="rotate =R0  'led6'" calcext:value-type="string">
            <text:p>rotate =R0 <text:s/>'led6'</text:p>
          </table:table-cell>
          <table:table-cell table:formula="of:=[.H7]&amp;[.G8]&amp;&quot;;&quot;" office:value-type="string" office:string-value="rotate =R180  'led1';rotate =R0  'led2';rotate =R180  'led3';rotate =R0  'led4';rotate =R180  'led5';rotate =R0  'led6';" calcext:value-type="string">
            <text:p>rotate =R180 <text:s/>'led1';rotate =R0 <text:s/>'led2';rotate =R180 <text:s/>'led3';rotate =R0 <text:s/>'led4';rotate =R180 <text:s/>'led5';rotate =R0 <text:s/>'led6';</text:p>
          </table:table-cell>
          <table:table-cell table:formula="of:=[.I7]&amp;[.D8]&amp;&quot;;&quot;" office:value-type="string" office:string-value="MOV LED1 (0.3 0.9);MOV LED2 (0.4 0.9);MOV LED3 (0.5 0.9);MOV LED4 (0.6 0.9);MOV LED5 (0.7 0.9);MOV LED6 (0.8 0.9);" calcext:value-type="string">
            <text:p>MOV LED1 (0.3 0.9);MOV LED2 (0.4 0.9);MOV LED3 (0.5 0.9);MOV LED4 (0.6 0.9);MOV LED5 (0.7 0.9);MOV LED6 (0.8 0.9);</text:p>
          </table:table-cell>
          <table:table-cell table:number-columns-repeated="1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0.1" office:value-type="float" office:value="0.9" calcext:value-type="float">
            <text:p>0.9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9]&amp;&quot; (&quot;&amp;[.B9]&amp;&quot; &quot;&amp;[.C9]&amp;&quot;)&quot;" office:value-type="string" office:string-value="MOV LED7 (0.9 0.9)" calcext:value-type="string">
            <text:p>MOV LED7 (0.9 0.9)</text:p>
          </table:table-cell>
          <table:table-cell table:formula="of:=&quot;mov led1 (&quot;&amp;[.A9]&amp;&quot; &quot;&amp;[.B9]&amp;&quot;)&quot;" office:value-type="string" office:string-value="mov led1 (7 0.9)" calcext:value-type="string">
            <text:p>mov led1 (7 0.9)</text:p>
          </table:table-cell>
          <table:table-cell table:formula="of:=&quot;R&quot;&amp;IF(MOD([.A10];2)=1;&quot;0&quot;;&quot;180&quot;)" office:value-type="string" office:string-value="R180" calcext:value-type="string">
            <text:p>R180</text:p>
          </table:table-cell>
          <table:table-cell table:formula="of:=&quot;rotate =&quot;&amp;[.F9]&amp;&quot;  'led&quot;&amp;[.A9]&amp;&quot;'&quot;" office:value-type="string" office:string-value="rotate =R180  'led7'" calcext:value-type="string">
            <text:p>rotate =R180 <text:s/>'led7'</text:p>
          </table:table-cell>
          <table:table-cell table:formula="of:=[.H8]&amp;[.G9]&amp;&quot;;&quot;" office:value-type="string" office:string-value="rotate =R180  'led1';rotate =R0  'led2';rotate =R180  'led3';rotate =R0  'led4';rotate =R180  'led5';rotate =R0  'led6';rotate =R180  'led7';" calcext:value-type="string">
            <text:p>rotate =R180 <text:s/>'led1';rotate =R0 <text:s/>'led2';rotate =R180 <text:s/>'led3';rotate =R0 <text:s/>'led4';rotate =R180 <text:s/>'led5';rotate =R0 <text:s/>'led6';rotate =R180 <text:s/>'led7';</text:p>
          </table:table-cell>
          <table:table-cell table:formula="of:=[.I8]&amp;[.D9]&amp;&quot;;&quot;" office:value-type="string" office:string-value="MOV LED1 (0.3 0.9);MOV LED2 (0.4 0.9);MOV LED3 (0.5 0.9);MOV LED4 (0.6 0.9);MOV LED5 (0.7 0.9);MOV LED6 (0.8 0.9);MOV LED7 (0.9 0.9);" calcext:value-type="string">
            <text:p>MOV LED1 (0.3 0.9);MOV LED2 (0.4 0.9);MOV LED3 (0.5 0.9);MOV LED4 (0.6 0.9);MOV LED5 (0.7 0.9);MOV LED6 (0.8 0.9);MOV LED7 (0.9 0.9);</text:p>
          </table:table-cell>
          <table:table-cell table:number-columns-repeated="2"/>
          <table:table-cell office:value-type="string" calcext:value-type="string">
            <text:p>Rotate =R180 'led1'</text:p>
          </table:table-cell>
          <table:table-cell table:number-columns-repeated="1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0.1" office:value-type="float" office:value="1" calcext:value-type="float">
            <text:p>1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0]&amp;&quot; (&quot;&amp;[.B10]&amp;&quot; &quot;&amp;[.C10]&amp;&quot;)&quot;" office:value-type="string" office:string-value="MOV LED8 (1 0.9)" calcext:value-type="string">
            <text:p>MOV LED8 (1 0.9)</text:p>
          </table:table-cell>
          <table:table-cell table:formula="of:=&quot;mov led1 (&quot;&amp;[.A10]&amp;&quot; &quot;&amp;[.B10]&amp;&quot;)&quot;" office:value-type="string" office:string-value="mov led1 (8 1)" calcext:value-type="string">
            <text:p>mov led1 (8 1)</text:p>
          </table:table-cell>
          <table:table-cell table:formula="of:=&quot;R&quot;&amp;IF(MOD([.A11];2)=1;&quot;0&quot;;&quot;180&quot;)" office:value-type="string" office:string-value="R0" calcext:value-type="string">
            <text:p>R0</text:p>
          </table:table-cell>
          <table:table-cell table:formula="of:=&quot;rotate =&quot;&amp;[.F10]&amp;&quot;  'led&quot;&amp;[.A10]&amp;&quot;'&quot;" office:value-type="string" office:string-value="rotate =R0  'led8'" calcext:value-type="string">
            <text:p>rotate =R0 <text:s/>'led8'</text:p>
          </table:table-cell>
          <table:table-cell table:formula="of:=[.H9]&amp;[.G10]&amp;&quot;;&quot;" office:value-type="string" office:string-value="rotate =R180  'led1';rotate =R0  'led2';rotate =R180  'led3';rotate =R0  'led4';rotate =R180  'led5';rotate =R0  'led6';rotate =R180  'led7';rotate =R0  'led8';" calcext:value-type="string">
            <text:p>rotate =R180 <text:s/>'led1';rotate =R0 <text:s/>'led2';rotate =R180 <text:s/>'led3';rotate =R0 <text:s/>'led4';rotate =R180 <text:s/>'led5';rotate =R0 <text:s/>'led6';rotate =R180 <text:s/>'led7';rotate =R0 <text:s/>'led8';</text:p>
          </table:table-cell>
          <table:table-cell table:formula="of:=[.I9]&amp;[.D10]&amp;&quot;;&quot;" office:value-type="string" office:string-value="MOV LED1 (0.3 0.9);MOV LED2 (0.4 0.9);MOV LED3 (0.5 0.9);MOV LED4 (0.6 0.9);MOV LED5 (0.7 0.9);MOV LED6 (0.8 0.9);MOV LED7 (0.9 0.9);MOV LED8 (1 0.9);" calcext:value-type="string">
            <text:p>MOV LED1 (0.3 0.9);MOV LED2 (0.4 0.9);MOV LED3 (0.5 0.9);MOV LED4 (0.6 0.9);MOV LED5 (0.7 0.9);MOV LED6 (0.8 0.9);MOV LED7 (0.9 0.9);MOV LED8 (1 0.9);</text:p>
          </table:table-cell>
          <table:table-cell table:number-columns-repeated="17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0.1" office:value-type="float" office:value="1.1" calcext:value-type="float">
            <text:p>1.1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1]&amp;&quot; (&quot;&amp;[.B11]&amp;&quot; &quot;&amp;[.C11]&amp;&quot;)&quot;" office:value-type="string" office:string-value="MOV LED9 (1.1 0.9)" calcext:value-type="string">
            <text:p>MOV LED9 (1.1 0.9)</text:p>
          </table:table-cell>
          <table:table-cell table:formula="of:=&quot;mov led1 (&quot;&amp;[.A11]&amp;&quot; &quot;&amp;[.B11]&amp;&quot;)&quot;" office:value-type="string" office:string-value="mov led1 (9 1.1)" calcext:value-type="string">
            <text:p>mov led1 (9 1.1)</text:p>
          </table:table-cell>
          <table:table-cell table:formula="of:=&quot;R&quot;&amp;IF(MOD([.A12];2)=1;&quot;0&quot;;&quot;180&quot;)" office:value-type="string" office:string-value="R180" calcext:value-type="string">
            <text:p>R180</text:p>
          </table:table-cell>
          <table:table-cell table:formula="of:=&quot;rotate =&quot;&amp;[.F11]&amp;&quot;  'led&quot;&amp;[.A11]&amp;&quot;'&quot;" office:value-type="string" office:string-value="rotate =R180  'led9'" calcext:value-type="string">
            <text:p>rotate =R180 <text:s/>'led9'</text:p>
          </table:table-cell>
          <table:table-cell table:formula="of:=[.H10]&amp;[.G11]&amp;&quot;;&quot;" office:value-type="string" office:string-value="rotate =R180  'led1';rotate =R0  'led2';rotate =R180  'led3';rotate =R0  'led4';rotate =R180  'led5';rotate =R0  'led6';rotate =R180  'led7';rotate =R0  'led8';rotate =R180  'led9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</text:p>
          </table:table-cell>
          <table:table-cell table:formula="of:=[.I10]&amp;[.D11]&amp;&quot;;&quot;" office:value-type="string" office:string-value="MOV LED1 (0.3 0.9);MOV LED2 (0.4 0.9);MOV LED3 (0.5 0.9);MOV LED4 (0.6 0.9);MOV LED5 (0.7 0.9);MOV LED6 (0.8 0.9);MOV LED7 (0.9 0.9);MOV LED8 (1 0.9);MOV LED9 (1.1 0.9);" calcext:value-type="string">
            <text:p>MOV LED1 (0.3 0.9);MOV LED2 (0.4 0.9);MOV LED3 (0.5 0.9);MOV LED4 (0.6 0.9);MOV LED5 (0.7 0.9);MOV LED6 (0.8 0.9);MOV LED7 (0.9 0.9);MOV LED8 (1 0.9);MOV LED9 (1.1 0.9);</text:p>
          </table:table-cell>
          <table:table-cell table:number-columns-repeated="1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0.1" office:value-type="float" office:value="1.2" calcext:value-type="float">
            <text:p>1.2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2]&amp;&quot; (&quot;&amp;[.B12]&amp;&quot; &quot;&amp;[.C12]&amp;&quot;)&quot;" office:value-type="string" office:string-value="MOV LED10 (1.2 0.9)" calcext:value-type="string">
            <text:p>MOV LED10 (1.2 0.9)</text:p>
          </table:table-cell>
          <table:table-cell table:formula="of:=&quot;mov led1 (&quot;&amp;[.A12]&amp;&quot; &quot;&amp;[.B12]&amp;&quot;)&quot;" office:value-type="string" office:string-value="mov led1 (10 1.2)" calcext:value-type="string">
            <text:p>mov led1 (10 1.2)</text:p>
          </table:table-cell>
          <table:table-cell table:formula="of:=&quot;R&quot;&amp;IF(MOD([.A13];2)=1;&quot;0&quot;;&quot;180&quot;)" office:value-type="string" office:string-value="R0" calcext:value-type="string">
            <text:p>R0</text:p>
          </table:table-cell>
          <table:table-cell table:formula="of:=&quot;rotate =&quot;&amp;[.F12]&amp;&quot;  'led&quot;&amp;[.A12]&amp;&quot;'&quot;" office:value-type="string" office:string-value="rotate =R0  'led10'" calcext:value-type="string">
            <text:p>rotate =R0 <text:s/>'led10'</text:p>
          </table:table-cell>
          <table:table-cell table:formula="of:=[.H11]&amp;[.G12]&amp;&quot;;&quot;" office:value-type="string" office:string-value="rotate =R180  'led1';rotate =R0  'led2';rotate =R180  'led3';rotate =R0  'led4';rotate =R180  'led5';rotate =R0  'led6';rotate =R180  'led7';rotate =R0  'led8';rotate =R180  'led9';rotate =R0  'led10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</text:p>
          </table:table-cell>
          <table:table-cell table:formula="of:=[.I11]&amp;[.D12]&amp;&quot;;&quot;" office:value-type="string" office:string-value="MOV LED1 (0.3 0.9);MOV LED2 (0.4 0.9);MOV LED3 (0.5 0.9);MOV LED4 (0.6 0.9);MOV LED5 (0.7 0.9);MOV LED6 (0.8 0.9);MOV LED7 (0.9 0.9);MOV LED8 (1 0.9);MOV LED9 (1.1 0.9);MOV LED10 (1.2 0.9);" calcext:value-type="string">
            <text:p>MOV LED1 (0.3 0.9);MOV LED2 (0.4 0.9);MOV LED3 (0.5 0.9);MOV LED4 (0.6 0.9);MOV LED5 (0.7 0.9);MOV LED6 (0.8 0.9);MOV LED7 (0.9 0.9);MOV LED8 (1 0.9);MOV LED9 (1.1 0.9);MOV LED10 (1.2 0.9);</text:p>
          </table:table-cell>
          <table:table-cell table:number-columns-repeated="1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0.1" office:value-type="float" office:value="1.3" calcext:value-type="float">
            <text:p>1.3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3]&amp;&quot; (&quot;&amp;[.B13]&amp;&quot; &quot;&amp;[.C13]&amp;&quot;)&quot;" office:value-type="string" office:string-value="MOV LED11 (1.3 0.9)" calcext:value-type="string">
            <text:p>MOV LED11 (1.3 0.9)</text:p>
          </table:table-cell>
          <table:table-cell table:formula="of:=&quot;mov led1 (&quot;&amp;[.A13]&amp;&quot; &quot;&amp;[.B13]&amp;&quot;)&quot;" office:value-type="string" office:string-value="mov led1 (11 1.3)" calcext:value-type="string">
            <text:p>mov led1 (11 1.3)</text:p>
          </table:table-cell>
          <table:table-cell table:formula="of:=&quot;R&quot;&amp;IF(MOD([.A14];2)=1;&quot;0&quot;;&quot;180&quot;)" office:value-type="string" office:string-value="R180" calcext:value-type="string">
            <text:p>R180</text:p>
          </table:table-cell>
          <table:table-cell table:formula="of:=&quot;rotate =&quot;&amp;[.F13]&amp;&quot;  'led&quot;&amp;[.A13]&amp;&quot;'&quot;" office:value-type="string" office:string-value="rotate =R180  'led11'" calcext:value-type="string">
            <text:p>rotate =R180 <text:s/>'led11'</text:p>
          </table:table-cell>
          <table:table-cell table:formula="of:=[.H12]&amp;[.G13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</text:p>
          </table:table-cell>
          <table:table-cell table:formula="of:=[.I12]&amp;[.D13]&amp;&quot;;&quot;" office:value-type="string" office:string-value="MOV LED1 (0.3 0.9);MOV LED2 (0.4 0.9);MOV LED3 (0.5 0.9);MOV LED4 (0.6 0.9);MOV LED5 (0.7 0.9);MOV LED6 (0.8 0.9);MOV LED7 (0.9 0.9);MOV LED8 (1 0.9);MOV LED9 (1.1 0.9);MOV LED10 (1.2 0.9);MOV LED11 (1.3 0.9);" calcext:value-type="string">
            <text:p>MOV LED1 (0.3 0.9);MOV LED2 (0.4 0.9);MOV LED3 (0.5 0.9);MOV LED4 (0.6 0.9);MOV LED5 (0.7 0.9);MOV LED6 (0.8 0.9);MOV LED7 (0.9 0.9);MOV LED8 (1 0.9);MOV LED9 (1.1 0.9);MOV LED10 (1.2 0.9);MOV LED11 (1.3 0.9);</text:p>
          </table:table-cell>
          <table:table-cell table:number-columns-repeated="1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0.1" office:value-type="float" office:value="1.4" calcext:value-type="float">
            <text:p>1.4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4]&amp;&quot; (&quot;&amp;[.B14]&amp;&quot; &quot;&amp;[.C14]&amp;&quot;)&quot;" office:value-type="string" office:string-value="MOV LED12 (1.4 0.9)" calcext:value-type="string">
            <text:p>MOV LED12 (1.4 0.9)</text:p>
          </table:table-cell>
          <table:table-cell table:formula="of:=&quot;mov led1 (&quot;&amp;[.A14]&amp;&quot; &quot;&amp;[.B14]&amp;&quot;)&quot;" office:value-type="string" office:string-value="mov led1 (12 1.4)" calcext:value-type="string">
            <text:p>mov led1 (12 1.4)</text:p>
          </table:table-cell>
          <table:table-cell table:formula="of:=&quot;R&quot;&amp;IF(MOD([.A15];2)=1;&quot;0&quot;;&quot;180&quot;)" office:value-type="string" office:string-value="R0" calcext:value-type="string">
            <text:p>R0</text:p>
          </table:table-cell>
          <table:table-cell table:formula="of:=&quot;rotate =&quot;&amp;[.F14]&amp;&quot;  'led&quot;&amp;[.A14]&amp;&quot;'&quot;" office:value-type="string" office:string-value="rotate =R0  'led12'" calcext:value-type="string">
            <text:p>rotate =R0 <text:s/>'led12'</text:p>
          </table:table-cell>
          <table:table-cell table:formula="of:=[.H13]&amp;[.G14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</text:p>
          </table:table-cell>
          <table:table-cell table:formula="of:=[.I13]&amp;[.D14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</text:p>
          </table:table-cell>
          <table:table-cell table:number-columns-repeated="17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0.1" office:value-type="float" office:value="1.5" calcext:value-type="float">
            <text:p>1.5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5]&amp;&quot; (&quot;&amp;[.B15]&amp;&quot; &quot;&amp;[.C15]&amp;&quot;)&quot;" office:value-type="string" office:string-value="MOV LED13 (1.5 0.9)" calcext:value-type="string">
            <text:p>MOV LED13 (1.5 0.9)</text:p>
          </table:table-cell>
          <table:table-cell table:formula="of:=&quot;mov led1 (&quot;&amp;[.A15]&amp;&quot; &quot;&amp;[.B15]&amp;&quot;)&quot;" office:value-type="string" office:string-value="mov led1 (13 1.5)" calcext:value-type="string">
            <text:p>mov led1 (13 1.5)</text:p>
          </table:table-cell>
          <table:table-cell table:formula="of:=&quot;R&quot;&amp;IF(MOD([.A16];2)=1;&quot;0&quot;;&quot;180&quot;)" office:value-type="string" office:string-value="R180" calcext:value-type="string">
            <text:p>R180</text:p>
          </table:table-cell>
          <table:table-cell table:formula="of:=&quot;rotate =&quot;&amp;[.F15]&amp;&quot;  'led&quot;&amp;[.A15]&amp;&quot;'&quot;" office:value-type="string" office:string-value="rotate =R180  'led13'" calcext:value-type="string">
            <text:p>rotate =R180 <text:s/>'led13'</text:p>
          </table:table-cell>
          <table:table-cell table:formula="of:=[.H14]&amp;[.G15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</text:p>
          </table:table-cell>
          <table:table-cell table:formula="of:=[.I14]&amp;[.D15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</text:p>
          </table:table-cell>
          <table:table-cell table:number-columns-repeated="17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0.1" office:value-type="float" office:value="1.6" calcext:value-type="float">
            <text:p>1.6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6]&amp;&quot; (&quot;&amp;[.B16]&amp;&quot; &quot;&amp;[.C16]&amp;&quot;)&quot;" office:value-type="string" office:string-value="MOV LED14 (1.6 0.9)" calcext:value-type="string">
            <text:p>MOV LED14 (1.6 0.9)</text:p>
          </table:table-cell>
          <table:table-cell table:formula="of:=&quot;mov led1 (&quot;&amp;[.A16]&amp;&quot; &quot;&amp;[.B16]&amp;&quot;)&quot;" office:value-type="string" office:string-value="mov led1 (14 1.6)" calcext:value-type="string">
            <text:p>mov led1 (14 1.6)</text:p>
          </table:table-cell>
          <table:table-cell table:formula="of:=&quot;R&quot;&amp;IF(MOD([.A17];2)=1;&quot;0&quot;;&quot;180&quot;)" office:value-type="string" office:string-value="R0" calcext:value-type="string">
            <text:p>R0</text:p>
          </table:table-cell>
          <table:table-cell table:formula="of:=&quot;rotate =&quot;&amp;[.F16]&amp;&quot;  'led&quot;&amp;[.A16]&amp;&quot;'&quot;" office:value-type="string" office:string-value="rotate =R0  'led14'" calcext:value-type="string">
            <text:p>rotate =R0 <text:s/>'led14'</text:p>
          </table:table-cell>
          <table:table-cell table:formula="of:=[.H15]&amp;[.G16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</text:p>
          </table:table-cell>
          <table:table-cell table:formula="of:=[.I15]&amp;[.D16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</text:p>
          </table:table-cell>
          <table:table-cell table:number-columns-repeated="17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0.1" office:value-type="float" office:value="1.7" calcext:value-type="float">
            <text:p>1.7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7]&amp;&quot; (&quot;&amp;[.B17]&amp;&quot; &quot;&amp;[.C17]&amp;&quot;)&quot;" office:value-type="string" office:string-value="MOV LED15 (1.7 0.9)" calcext:value-type="string">
            <text:p>MOV LED15 (1.7 0.9)</text:p>
          </table:table-cell>
          <table:table-cell table:formula="of:=&quot;mov led1 (&quot;&amp;[.A17]&amp;&quot; &quot;&amp;[.B17]&amp;&quot;)&quot;" office:value-type="string" office:string-value="mov led1 (15 1.7)" calcext:value-type="string">
            <text:p>mov led1 (15 1.7)</text:p>
          </table:table-cell>
          <table:table-cell table:formula="of:=&quot;R&quot;&amp;IF(MOD([.A18];2)=1;&quot;0&quot;;&quot;180&quot;)" office:value-type="string" office:string-value="R180" calcext:value-type="string">
            <text:p>R180</text:p>
          </table:table-cell>
          <table:table-cell table:formula="of:=&quot;rotate =&quot;&amp;[.F17]&amp;&quot;  'led&quot;&amp;[.A17]&amp;&quot;'&quot;" office:value-type="string" office:string-value="rotate =R180  'led15'" calcext:value-type="string">
            <text:p>rotate =R180 <text:s/>'led15'</text:p>
          </table:table-cell>
          <table:table-cell table:formula="of:=[.H16]&amp;[.G17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</text:p>
          </table:table-cell>
          <table:table-cell table:formula="of:=[.I16]&amp;[.D17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</text:p>
          </table:table-cell>
          <table:table-cell table:number-columns-repeated="17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0.1" office:value-type="float" office:value="1.8" calcext:value-type="float">
            <text:p>1.8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8]&amp;&quot; (&quot;&amp;[.B18]&amp;&quot; &quot;&amp;[.C18]&amp;&quot;)&quot;" office:value-type="string" office:string-value="MOV LED16 (1.8 0.9)" calcext:value-type="string">
            <text:p>MOV LED16 (1.8 0.9)</text:p>
          </table:table-cell>
          <table:table-cell table:formula="of:=&quot;mov led1 (&quot;&amp;[.A18]&amp;&quot; &quot;&amp;[.B18]&amp;&quot;)&quot;" office:value-type="string" office:string-value="mov led1 (16 1.8)" calcext:value-type="string">
            <text:p>mov led1 (16 1.8)</text:p>
          </table:table-cell>
          <table:table-cell table:formula="of:=&quot;R&quot;&amp;IF(MOD([.A19];2)=1;&quot;0&quot;;&quot;180&quot;)" office:value-type="string" office:string-value="R0" calcext:value-type="string">
            <text:p>R0</text:p>
          </table:table-cell>
          <table:table-cell table:formula="of:=&quot;rotate =&quot;&amp;[.F18]&amp;&quot;  'led&quot;&amp;[.A18]&amp;&quot;'&quot;" office:value-type="string" office:string-value="rotate =R0  'led16'" calcext:value-type="string">
            <text:p>rotate =R0 <text:s/>'led16'</text:p>
          </table:table-cell>
          <table:table-cell table:formula="of:=[.H17]&amp;[.G18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</text:p>
          </table:table-cell>
          <table:table-cell table:formula="of:=[.I17]&amp;[.D18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</text:p>
          </table:table-cell>
          <table:table-cell table:number-columns-repeated="17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0.1" office:value-type="float" office:value="1.9" calcext:value-type="float">
            <text:p>1.9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19]&amp;&quot; (&quot;&amp;[.B19]&amp;&quot; &quot;&amp;[.C19]&amp;&quot;)&quot;" office:value-type="string" office:string-value="MOV LED17 (1.9 0.9)" calcext:value-type="string">
            <text:p>MOV LED17 (1.9 0.9)</text:p>
          </table:table-cell>
          <table:table-cell table:formula="of:=&quot;mov led1 (&quot;&amp;[.A19]&amp;&quot; &quot;&amp;[.B19]&amp;&quot;)&quot;" office:value-type="string" office:string-value="mov led1 (17 1.9)" calcext:value-type="string">
            <text:p>mov led1 (17 1.9)</text:p>
          </table:table-cell>
          <table:table-cell table:formula="of:=&quot;R&quot;&amp;IF(MOD([.A20];2)=1;&quot;0&quot;;&quot;180&quot;)" office:value-type="string" office:string-value="R180" calcext:value-type="string">
            <text:p>R180</text:p>
          </table:table-cell>
          <table:table-cell table:formula="of:=&quot;rotate =&quot;&amp;[.F19]&amp;&quot;  'led&quot;&amp;[.A19]&amp;&quot;'&quot;" office:value-type="string" office:string-value="rotate =R180  'led17'" calcext:value-type="string">
            <text:p>rotate =R180 <text:s/>'led17'</text:p>
          </table:table-cell>
          <table:table-cell table:formula="of:=[.H18]&amp;[.G19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</text:p>
          </table:table-cell>
          <table:table-cell table:formula="of:=[.I18]&amp;[.D19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</text:p>
          </table:table-cell>
          <table:table-cell table:number-columns-repeated="17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0.1" office:value-type="float" office:value="2" calcext:value-type="float">
            <text:p>2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0]&amp;&quot; (&quot;&amp;[.B20]&amp;&quot; &quot;&amp;[.C20]&amp;&quot;)&quot;" office:value-type="string" office:string-value="MOV LED18 (2 0.9)" calcext:value-type="string">
            <text:p>MOV LED18 (2 0.9)</text:p>
          </table:table-cell>
          <table:table-cell table:formula="of:=&quot;mov led1 (&quot;&amp;[.A20]&amp;&quot; &quot;&amp;[.B20]&amp;&quot;)&quot;" office:value-type="string" office:string-value="mov led1 (18 2)" calcext:value-type="string">
            <text:p>mov led1 (18 2)</text:p>
          </table:table-cell>
          <table:table-cell table:formula="of:=&quot;R&quot;&amp;IF(MOD([.A21];2)=1;&quot;0&quot;;&quot;180&quot;)" office:value-type="string" office:string-value="R0" calcext:value-type="string">
            <text:p>R0</text:p>
          </table:table-cell>
          <table:table-cell table:formula="of:=&quot;rotate =&quot;&amp;[.F20]&amp;&quot;  'led&quot;&amp;[.A20]&amp;&quot;'&quot;" office:value-type="string" office:string-value="rotate =R0  'led18'" calcext:value-type="string">
            <text:p>rotate =R0 <text:s/>'led18'</text:p>
          </table:table-cell>
          <table:table-cell table:formula="of:=[.H19]&amp;[.G20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</text:p>
          </table:table-cell>
          <table:table-cell table:formula="of:=[.I19]&amp;[.D20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</text:p>
          </table:table-cell>
          <table:table-cell table:number-columns-repeated="17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0.1" office:value-type="float" office:value="2.1" calcext:value-type="float">
            <text:p>2.1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1]&amp;&quot; (&quot;&amp;[.B21]&amp;&quot; &quot;&amp;[.C21]&amp;&quot;)&quot;" office:value-type="string" office:string-value="MOV LED19 (2.1 0.9)" calcext:value-type="string">
            <text:p>MOV LED19 (2.1 0.9)</text:p>
          </table:table-cell>
          <table:table-cell table:formula="of:=&quot;mov led1 (&quot;&amp;[.A21]&amp;&quot; &quot;&amp;[.B21]&amp;&quot;)&quot;" office:value-type="string" office:string-value="mov led1 (19 2.1)" calcext:value-type="string">
            <text:p>mov led1 (19 2.1)</text:p>
          </table:table-cell>
          <table:table-cell table:formula="of:=&quot;R&quot;&amp;IF(MOD([.A22];2)=1;&quot;0&quot;;&quot;180&quot;)" office:value-type="string" office:string-value="R180" calcext:value-type="string">
            <text:p>R180</text:p>
          </table:table-cell>
          <table:table-cell table:formula="of:=&quot;rotate =&quot;&amp;[.F21]&amp;&quot;  'led&quot;&amp;[.A21]&amp;&quot;'&quot;" office:value-type="string" office:string-value="rotate =R180  'led19'" calcext:value-type="string">
            <text:p>rotate =R180 <text:s/>'led19'</text:p>
          </table:table-cell>
          <table:table-cell table:formula="of:=[.H20]&amp;[.G21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</text:p>
          </table:table-cell>
          <table:table-cell table:formula="of:=[.I20]&amp;[.D21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</text:p>
          </table:table-cell>
          <table:table-cell table:number-columns-repeated="17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0.1" office:value-type="float" office:value="2.2" calcext:value-type="float">
            <text:p>2.2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2]&amp;&quot; (&quot;&amp;[.B22]&amp;&quot; &quot;&amp;[.C22]&amp;&quot;)&quot;" office:value-type="string" office:string-value="MOV LED20 (2.2 0.9)" calcext:value-type="string">
            <text:p>MOV LED20 (2.2 0.9)</text:p>
          </table:table-cell>
          <table:table-cell table:formula="of:=&quot;mov led1 (&quot;&amp;[.A22]&amp;&quot; &quot;&amp;[.B22]&amp;&quot;)&quot;" office:value-type="string" office:string-value="mov led1 (20 2.2)" calcext:value-type="string">
            <text:p>mov led1 (20 2.2)</text:p>
          </table:table-cell>
          <table:table-cell table:formula="of:=&quot;R&quot;&amp;IF(MOD([.A23];2)=1;&quot;0&quot;;&quot;180&quot;)" office:value-type="string" office:string-value="R0" calcext:value-type="string">
            <text:p>R0</text:p>
          </table:table-cell>
          <table:table-cell table:formula="of:=&quot;rotate =&quot;&amp;[.F22]&amp;&quot;  'led&quot;&amp;[.A22]&amp;&quot;'&quot;" office:value-type="string" office:string-value="rotate =R0  'led20'" calcext:value-type="string">
            <text:p>rotate =R0 <text:s/>'led20'</text:p>
          </table:table-cell>
          <table:table-cell table:formula="of:=[.H21]&amp;[.G22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</text:p>
          </table:table-cell>
          <table:table-cell table:formula="of:=[.I21]&amp;[.D22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</text:p>
          </table:table-cell>
          <table:table-cell table:number-columns-repeated="17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0.1" office:value-type="float" office:value="2.3" calcext:value-type="float">
            <text:p>2.3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3]&amp;&quot; (&quot;&amp;[.B23]&amp;&quot; &quot;&amp;[.C23]&amp;&quot;)&quot;" office:value-type="string" office:string-value="MOV LED21 (2.3 0.9)" calcext:value-type="string">
            <text:p>MOV LED21 (2.3 0.9)</text:p>
          </table:table-cell>
          <table:table-cell table:formula="of:=&quot;mov led1 (&quot;&amp;[.A23]&amp;&quot; &quot;&amp;[.B23]&amp;&quot;)&quot;" office:value-type="string" office:string-value="mov led1 (21 2.3)" calcext:value-type="string">
            <text:p>mov led1 (21 2.3)</text:p>
          </table:table-cell>
          <table:table-cell table:formula="of:=&quot;R&quot;&amp;IF(MOD([.A24];2)=1;&quot;0&quot;;&quot;180&quot;)" office:value-type="string" office:string-value="R180" calcext:value-type="string">
            <text:p>R180</text:p>
          </table:table-cell>
          <table:table-cell table:formula="of:=&quot;rotate =&quot;&amp;[.F23]&amp;&quot;  'led&quot;&amp;[.A23]&amp;&quot;'&quot;" office:value-type="string" office:string-value="rotate =R180  'led21'" calcext:value-type="string">
            <text:p>rotate =R180 <text:s/>'led21'</text:p>
          </table:table-cell>
          <table:table-cell table:formula="of:=[.H22]&amp;[.G23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</text:p>
          </table:table-cell>
          <table:table-cell table:formula="of:=[.I22]&amp;[.D23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</text:p>
          </table:table-cell>
          <table:table-cell table:number-columns-repeated="17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0.1" office:value-type="float" office:value="2.4" calcext:value-type="float">
            <text:p>2.4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4]&amp;&quot; (&quot;&amp;[.B24]&amp;&quot; &quot;&amp;[.C24]&amp;&quot;)&quot;" office:value-type="string" office:string-value="MOV LED22 (2.4 0.9)" calcext:value-type="string">
            <text:p>MOV LED22 (2.4 0.9)</text:p>
          </table:table-cell>
          <table:table-cell table:formula="of:=&quot;mov led1 (&quot;&amp;[.A24]&amp;&quot; &quot;&amp;[.B24]&amp;&quot;)&quot;" office:value-type="string" office:string-value="mov led1 (22 2.4)" calcext:value-type="string">
            <text:p>mov led1 (22 2.4)</text:p>
          </table:table-cell>
          <table:table-cell table:formula="of:=&quot;R&quot;&amp;IF(MOD([.A25];2)=1;&quot;0&quot;;&quot;180&quot;)" office:value-type="string" office:string-value="R0" calcext:value-type="string">
            <text:p>R0</text:p>
          </table:table-cell>
          <table:table-cell table:formula="of:=&quot;rotate =&quot;&amp;[.F24]&amp;&quot;  'led&quot;&amp;[.A24]&amp;&quot;'&quot;" office:value-type="string" office:string-value="rotate =R0  'led22'" calcext:value-type="string">
            <text:p>rotate =R0 <text:s/>'led22'</text:p>
          </table:table-cell>
          <table:table-cell table:formula="of:=[.H23]&amp;[.G24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</text:p>
          </table:table-cell>
          <table:table-cell table:formula="of:=[.I23]&amp;[.D24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</text:p>
          </table:table-cell>
          <table:table-cell table:number-columns-repeated="17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0.1" office:value-type="float" office:value="2.5" calcext:value-type="float">
            <text:p>2.5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5]&amp;&quot; (&quot;&amp;[.B25]&amp;&quot; &quot;&amp;[.C25]&amp;&quot;)&quot;" office:value-type="string" office:string-value="MOV LED23 (2.5 0.9)" calcext:value-type="string">
            <text:p>MOV LED23 (2.5 0.9)</text:p>
          </table:table-cell>
          <table:table-cell table:formula="of:=&quot;mov led1 (&quot;&amp;[.A25]&amp;&quot; &quot;&amp;[.B25]&amp;&quot;)&quot;" office:value-type="string" office:string-value="mov led1 (23 2.5)" calcext:value-type="string">
            <text:p>mov led1 (23 2.5)</text:p>
          </table:table-cell>
          <table:table-cell table:formula="of:=&quot;R&quot;&amp;IF(MOD([.A26];2)=1;&quot;0&quot;;&quot;180&quot;)" office:value-type="string" office:string-value="R180" calcext:value-type="string">
            <text:p>R180</text:p>
          </table:table-cell>
          <table:table-cell table:formula="of:=&quot;rotate =&quot;&amp;[.F25]&amp;&quot;  'led&quot;&amp;[.A25]&amp;&quot;'&quot;" office:value-type="string" office:string-value="rotate =R180  'led23'" calcext:value-type="string">
            <text:p>rotate =R180 <text:s/>'led23'</text:p>
          </table:table-cell>
          <table:table-cell table:formula="of:=[.H24]&amp;[.G25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</text:p>
          </table:table-cell>
          <table:table-cell table:formula="of:=[.I24]&amp;[.D25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</text:p>
          </table:table-cell>
          <table:table-cell table:number-columns-repeated="17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+0.1" office:value-type="float" office:value="2.6" calcext:value-type="float">
            <text:p>2.6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6]&amp;&quot; (&quot;&amp;[.B26]&amp;&quot; &quot;&amp;[.C26]&amp;&quot;)&quot;" office:value-type="string" office:string-value="MOV LED24 (2.6 0.9)" calcext:value-type="string">
            <text:p>MOV LED24 (2.6 0.9)</text:p>
          </table:table-cell>
          <table:table-cell table:formula="of:=&quot;mov led1 (&quot;&amp;[.A26]&amp;&quot; &quot;&amp;[.B26]&amp;&quot;)&quot;" office:value-type="string" office:string-value="mov led1 (24 2.6)" calcext:value-type="string">
            <text:p>mov led1 (24 2.6)</text:p>
          </table:table-cell>
          <table:table-cell table:formula="of:=&quot;R&quot;&amp;IF(MOD([.A27];2)=1;&quot;0&quot;;&quot;180&quot;)" office:value-type="string" office:string-value="R0" calcext:value-type="string">
            <text:p>R0</text:p>
          </table:table-cell>
          <table:table-cell table:formula="of:=&quot;rotate =&quot;&amp;[.F26]&amp;&quot;  'led&quot;&amp;[.A26]&amp;&quot;'&quot;" office:value-type="string" office:string-value="rotate =R0  'led24'" calcext:value-type="string">
            <text:p>rotate =R0 <text:s/>'led24'</text:p>
          </table:table-cell>
          <table:table-cell table:formula="of:=[.H25]&amp;[.G26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rotate =R0  'led24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rotate =R0 <text:s/>'led24';</text:p>
          </table:table-cell>
          <table:table-cell table:formula="of:=[.I25]&amp;[.D26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</text:p>
          </table:table-cell>
          <table:table-cell table:number-columns-repeated="17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+0.1" office:value-type="float" office:value="2.7" calcext:value-type="float">
            <text:p>2.7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7]&amp;&quot; (&quot;&amp;[.B27]&amp;&quot; &quot;&amp;[.C27]&amp;&quot;)&quot;" office:value-type="string" office:string-value="MOV LED25 (2.7 0.9)" calcext:value-type="string">
            <text:p>MOV LED25 (2.7 0.9)</text:p>
          </table:table-cell>
          <table:table-cell table:formula="of:=&quot;mov led1 (&quot;&amp;[.A27]&amp;&quot; &quot;&amp;[.B27]&amp;&quot;)&quot;" office:value-type="string" office:string-value="mov led1 (25 2.7)" calcext:value-type="string">
            <text:p>mov led1 (25 2.7)</text:p>
          </table:table-cell>
          <table:table-cell table:formula="of:=&quot;R&quot;&amp;IF(MOD([.A28];2)=1;&quot;0&quot;;&quot;180&quot;)" office:value-type="string" office:string-value="R180" calcext:value-type="string">
            <text:p>R180</text:p>
          </table:table-cell>
          <table:table-cell table:formula="of:=&quot;rotate =&quot;&amp;[.F27]&amp;&quot;  'led&quot;&amp;[.A27]&amp;&quot;'&quot;" office:value-type="string" office:string-value="rotate =R180  'led25'" calcext:value-type="string">
            <text:p>rotate =R180 <text:s/>'led25'</text:p>
          </table:table-cell>
          <table:table-cell table:formula="of:=[.H26]&amp;[.G27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rotate =R0  'led24';rotate =R180  'led25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rotate =R0 <text:s/>'led24';rotate =R180 <text:s/>'led25';</text:p>
          </table:table-cell>
          <table:table-cell table:formula="of:=[.I26]&amp;[.D27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</text:p>
          </table:table-cell>
          <table:table-cell table:number-columns-repeated="17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+0.1" office:value-type="float" office:value="2.8" calcext:value-type="float">
            <text:p>2.8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8]&amp;&quot; (&quot;&amp;[.B28]&amp;&quot; &quot;&amp;[.C28]&amp;&quot;)&quot;" office:value-type="string" office:string-value="MOV LED26 (2.8 0.9)" calcext:value-type="string">
            <text:p>MOV LED26 (2.8 0.9)</text:p>
          </table:table-cell>
          <table:table-cell table:formula="of:=&quot;mov led1 (&quot;&amp;[.A28]&amp;&quot; &quot;&amp;[.B28]&amp;&quot;)&quot;" office:value-type="string" office:string-value="mov led1 (26 2.8)" calcext:value-type="string">
            <text:p>mov led1 (26 2.8)</text:p>
          </table:table-cell>
          <table:table-cell table:formula="of:=&quot;R&quot;&amp;IF(MOD([.A29];2)=1;&quot;0&quot;;&quot;180&quot;)" office:value-type="string" office:string-value="R0" calcext:value-type="string">
            <text:p>R0</text:p>
          </table:table-cell>
          <table:table-cell table:formula="of:=&quot;rotate =&quot;&amp;[.F28]&amp;&quot;  'led&quot;&amp;[.A28]&amp;&quot;'&quot;" office:value-type="string" office:string-value="rotate =R0  'led26'" calcext:value-type="string">
            <text:p>rotate =R0 <text:s/>'led26'</text:p>
          </table:table-cell>
          <table:table-cell table:formula="of:=[.H27]&amp;[.G28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rotate =R0  'led24';rotate =R180  'led25';rotate =R0  'led26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rotate =R0 <text:s/>'led24';rotate =R180 <text:s/>'led25';rotate =R0 <text:s/>'led26';</text:p>
          </table:table-cell>
          <table:table-cell table:formula="of:=[.I27]&amp;[.D28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</text:p>
          </table:table-cell>
          <table:table-cell table:number-columns-repeated="17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+0.1" office:value-type="float" office:value="2.9" calcext:value-type="float">
            <text:p>2.9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29]&amp;&quot; (&quot;&amp;[.B29]&amp;&quot; &quot;&amp;[.C29]&amp;&quot;)&quot;" office:value-type="string" office:string-value="MOV LED27 (2.9 0.9)" calcext:value-type="string">
            <text:p>MOV LED27 (2.9 0.9)</text:p>
          </table:table-cell>
          <table:table-cell table:formula="of:=&quot;mov led1 (&quot;&amp;[.A29]&amp;&quot; &quot;&amp;[.B29]&amp;&quot;)&quot;" office:value-type="string" office:string-value="mov led1 (27 2.9)" calcext:value-type="string">
            <text:p>mov led1 (27 2.9)</text:p>
          </table:table-cell>
          <table:table-cell table:formula="of:=&quot;R&quot;&amp;IF(MOD([.A30];2)=1;&quot;0&quot;;&quot;180&quot;)" office:value-type="string" office:string-value="R180" calcext:value-type="string">
            <text:p>R180</text:p>
          </table:table-cell>
          <table:table-cell table:formula="of:=&quot;rotate =&quot;&amp;[.F29]&amp;&quot;  'led&quot;&amp;[.A29]&amp;&quot;'&quot;" office:value-type="string" office:string-value="rotate =R180  'led27'" calcext:value-type="string">
            <text:p>rotate =R180 <text:s/>'led27'</text:p>
          </table:table-cell>
          <table:table-cell table:formula="of:=[.H28]&amp;[.G29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rotate =R0  'led24';rotate =R180  'led25';rotate =R0  'led26';rotate =R180  'led27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rotate =R0 <text:s/>'led24';rotate =R180 <text:s/>'led25';rotate =R0 <text:s/>'led26';rotate =R180 <text:s/>'led27';</text:p>
          </table:table-cell>
          <table:table-cell table:formula="of:=[.I28]&amp;[.D29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</text:p>
          </table:table-cell>
          <table:table-cell table:number-columns-repeated="17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+0.1" office:value-type="float" office:value="3" calcext:value-type="float">
            <text:p>3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30]&amp;&quot; (&quot;&amp;[.B30]&amp;&quot; &quot;&amp;[.C30]&amp;&quot;)&quot;" office:value-type="string" office:string-value="MOV LED28 (3 0.9)" calcext:value-type="string">
            <text:p>MOV LED28 (3 0.9)</text:p>
          </table:table-cell>
          <table:table-cell table:formula="of:=&quot;mov led1 (&quot;&amp;[.A30]&amp;&quot; &quot;&amp;[.B30]&amp;&quot;)&quot;" office:value-type="string" office:string-value="mov led1 (28 3)" calcext:value-type="string">
            <text:p>mov led1 (28 3)</text:p>
          </table:table-cell>
          <table:table-cell table:formula="of:=&quot;R&quot;&amp;IF(MOD([.A31];2)=1;&quot;0&quot;;&quot;180&quot;)" office:value-type="string" office:string-value="R0" calcext:value-type="string">
            <text:p>R0</text:p>
          </table:table-cell>
          <table:table-cell table:formula="of:=&quot;rotate =&quot;&amp;[.F30]&amp;&quot;  'led&quot;&amp;[.A30]&amp;&quot;'&quot;" office:value-type="string" office:string-value="rotate =R0  'led28'" calcext:value-type="string">
            <text:p>rotate =R0 <text:s/>'led28'</text:p>
          </table:table-cell>
          <table:table-cell table:formula="of:=[.H29]&amp;[.G30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rotate =R0  'led24';rotate =R180  'led25';rotate =R0  'led26';rotate =R180  'led27';rotate =R0  'led28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rotate =R0 <text:s/>'led24';rotate =R180 <text:s/>'led25';rotate =R0 <text:s/>'led26';rotate =R180 <text:s/>'led27';rotate =R0 <text:s/>'led28';</text:p>
          </table:table-cell>
          <table:table-cell table:formula="of:=[.I29]&amp;[.D30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</text:p>
          </table:table-cell>
          <table:table-cell table:number-columns-repeated="17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+0.1" office:value-type="float" office:value="3.1" calcext:value-type="float">
            <text:p>3.1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31]&amp;&quot; (&quot;&amp;[.B31]&amp;&quot; &quot;&amp;[.C31]&amp;&quot;)&quot;" office:value-type="string" office:string-value="MOV LED29 (3.1 0.9)" calcext:value-type="string">
            <text:p>MOV LED29 (3.1 0.9)</text:p>
          </table:table-cell>
          <table:table-cell table:formula="of:=&quot;mov led1 (&quot;&amp;[.A31]&amp;&quot; &quot;&amp;[.B31]&amp;&quot;)&quot;" office:value-type="string" office:string-value="mov led1 (29 3.1)" calcext:value-type="string">
            <text:p>mov led1 (29 3.1)</text:p>
          </table:table-cell>
          <table:table-cell table:formula="of:=&quot;R&quot;&amp;IF(MOD([.A32];2)=1;&quot;0&quot;;&quot;180&quot;)" office:value-type="string" office:string-value="R180" calcext:value-type="string">
            <text:p>R180</text:p>
          </table:table-cell>
          <table:table-cell table:formula="of:=&quot;rotate =&quot;&amp;[.F31]&amp;&quot;  'led&quot;&amp;[.A31]&amp;&quot;'&quot;" office:value-type="string" office:string-value="rotate =R180  'led29'" calcext:value-type="string">
            <text:p>rotate =R180 <text:s/>'led29'</text:p>
          </table:table-cell>
          <table:table-cell table:formula="of:=[.H30]&amp;[.G31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rotate =R0  'led24';rotate =R180  'led25';rotate =R0  'led26';rotate =R180  'led27';rotate =R0  'led28';rotate =R180  'led29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rotate =R0 <text:s/>'led24';rotate =R180 <text:s/>'led25';rotate =R0 <text:s/>'led26';rotate =R180 <text:s/>'led27';rotate =R0 <text:s/>'led28';rotate =R180 <text:s/>'led29';</text:p>
          </table:table-cell>
          <table:table-cell table:formula="of:=[.I30]&amp;[.D31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MOV LED29 (3.1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MOV LED29 (3.1 0.9);</text:p>
          </table:table-cell>
          <table:table-cell table:number-columns-repeated="17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+0.1" office:value-type="float" office:value="3.2" calcext:value-type="float">
            <text:p>3.2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32]&amp;&quot; (&quot;&amp;[.B32]&amp;&quot; &quot;&amp;[.C32]&amp;&quot;)&quot;" office:value-type="string" office:string-value="MOV LED30 (3.2 0.9)" calcext:value-type="string">
            <text:p>MOV LED30 (3.2 0.9)</text:p>
          </table:table-cell>
          <table:table-cell table:formula="of:=&quot;mov led1 (&quot;&amp;[.A32]&amp;&quot; &quot;&amp;[.B32]&amp;&quot;)&quot;" office:value-type="string" office:string-value="mov led1 (30 3.2)" calcext:value-type="string">
            <text:p>mov led1 (30 3.2)</text:p>
          </table:table-cell>
          <table:table-cell table:formula="of:=&quot;R&quot;&amp;IF(MOD([.A33];2)=1;&quot;0&quot;;&quot;180&quot;)" office:value-type="string" office:string-value="R0" calcext:value-type="string">
            <text:p>R0</text:p>
          </table:table-cell>
          <table:table-cell table:formula="of:=&quot;rotate =&quot;&amp;[.F32]&amp;&quot;  'led&quot;&amp;[.A32]&amp;&quot;'&quot;" office:value-type="string" office:string-value="rotate =R0  'led30'" calcext:value-type="string">
            <text:p>rotate =R0 <text:s/>'led30'</text:p>
          </table:table-cell>
          <table:table-cell table:formula="of:=[.H31]&amp;[.G32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rotate =R0  'led24';rotate =R180  'led25';rotate =R0  'led26';rotate =R180  'led27';rotate =R0  'led28';rotate =R180  'led29';rotate =R0  'led30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rotate =R0 <text:s/>'led24';rotate =R180 <text:s/>'led25';rotate =R0 <text:s/>'led26';rotate =R180 <text:s/>'led27';rotate =R0 <text:s/>'led28';rotate =R180 <text:s/>'led29';rotate =R0 <text:s/>'led30';</text:p>
          </table:table-cell>
          <table:table-cell table:formula="of:=[.I31]&amp;[.D32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MOV LED29 (3.1 0.9);MOV LED30 (3.2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MOV LED29 (3.1 0.9);MOV LED30 (3.2 0.9);</text:p>
          </table:table-cell>
          <table:table-cell table:number-columns-repeated="17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+0.1" office:value-type="float" office:value="3.3" calcext:value-type="float">
            <text:p>3.3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33]&amp;&quot; (&quot;&amp;[.B33]&amp;&quot; &quot;&amp;[.C33]&amp;&quot;)&quot;" office:value-type="string" office:string-value="MOV LED31 (3.3 0.9)" calcext:value-type="string">
            <text:p>MOV LED31 (3.3 0.9)</text:p>
          </table:table-cell>
          <table:table-cell table:formula="of:=&quot;mov led1 (&quot;&amp;[.A33]&amp;&quot; &quot;&amp;[.B33]&amp;&quot;)&quot;" office:value-type="string" office:string-value="mov led1 (31 3.3)" calcext:value-type="string">
            <text:p>mov led1 (31 3.3)</text:p>
          </table:table-cell>
          <table:table-cell table:formula="of:=&quot;R&quot;&amp;IF(MOD([.A34];2)=1;&quot;0&quot;;&quot;180&quot;)" office:value-type="string" office:string-value="R180" calcext:value-type="string">
            <text:p>R180</text:p>
          </table:table-cell>
          <table:table-cell table:formula="of:=&quot;rotate =&quot;&amp;[.F33]&amp;&quot;  'led&quot;&amp;[.A33]&amp;&quot;'&quot;" office:value-type="string" office:string-value="rotate =R180  'led31'" calcext:value-type="string">
            <text:p>rotate =R180 <text:s/>'led31'</text:p>
          </table:table-cell>
          <table:table-cell table:formula="of:=[.H32]&amp;[.G33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rotate =R0  'led24';rotate =R180  'led25';rotate =R0  'led26';rotate =R180  'led27';rotate =R0  'led28';rotate =R180  'led29';rotate =R0  'led30';rotate =R180  'led31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rotate =R0 <text:s/>'led24';rotate =R180 <text:s/>'led25';rotate =R0 <text:s/>'led26';rotate =R180 <text:s/>'led27';rotate =R0 <text:s/>'led28';rotate =R180 <text:s/>'led29';rotate =R0 <text:s/>'led30';rotate =R180 <text:s/>'led31';</text:p>
          </table:table-cell>
          <table:table-cell table:formula="of:=[.I32]&amp;[.D33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MOV LED29 (3.1 0.9);MOV LED30 (3.2 0.9);MOV LED31 (3.3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MOV LED29 (3.1 0.9);MOV LED30 (3.2 0.9);MOV LED31 (3.3 0.9);</text:p>
          </table:table-cell>
          <table:table-cell table:number-columns-repeated="17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+0.1" office:value-type="float" office:value="3.4" calcext:value-type="float">
            <text:p>3.4</text:p>
          </table:table-cell>
          <table:table-cell table:formula="of:=0.9*1" office:value-type="float" office:value="0.9" calcext:value-type="float">
            <text:p>0.9</text:p>
          </table:table-cell>
          <table:table-cell table:formula="of:=&quot;MOV LED&quot;&amp;[.A34]&amp;&quot; (&quot;&amp;[.B34]&amp;&quot; &quot;&amp;[.C34]&amp;&quot;)&quot;" office:value-type="string" office:string-value="MOV LED32 (3.4 0.9)" calcext:value-type="string">
            <text:p>MOV LED32 (3.4 0.9)</text:p>
          </table:table-cell>
          <table:table-cell table:formula="of:=&quot;mov led1 (&quot;&amp;[.A34]&amp;&quot; &quot;&amp;[.B34]&amp;&quot;)&quot;" office:value-type="string" office:string-value="mov led1 (32 3.4)" calcext:value-type="string">
            <text:p>mov led1 (32 3.4)</text:p>
          </table:table-cell>
          <table:table-cell table:formula="of:=&quot;R&quot;&amp;IF(MOD([.A35];2)=1;&quot;0&quot;;&quot;180&quot;)" office:value-type="string" office:string-value="R180" calcext:value-type="string">
            <text:p>R180</text:p>
          </table:table-cell>
          <table:table-cell table:formula="of:=&quot;rotate =&quot;&amp;[.F34]&amp;&quot;  'led&quot;&amp;[.A34]&amp;&quot;'&quot;" office:value-type="string" office:string-value="rotate =R180  'led32'" calcext:value-type="string">
            <text:p>rotate =R180 <text:s/>'led32'</text:p>
          </table:table-cell>
          <table:table-cell table:formula="of:=[.H33]&amp;[.G34]&amp;&quot;;&quot;" office:value-type="string" office:string-value="rotate =R180  'led1';rotate =R0  'led2';rotate =R180  'led3';rotate =R0  'led4';rotate =R180  'led5';rotate =R0  'led6';rotate =R180  'led7';rotate =R0  'led8';rotate =R180  'led9';rotate =R0  'led10';rotate =R180  'led11';rotate =R0  'led12';rotate =R180  'led13';rotate =R0  'led14';rotate =R180  'led15';rotate =R0  'led16';rotate =R180  'led17';rotate =R0  'led18';rotate =R180  'led19';rotate =R0  'led20';rotate =R180  'led21';rotate =R0  'led22';rotate =R180  'led23';rotate =R0  'led24';rotate =R180  'led25';rotate =R0  'led26';rotate =R180  'led27';rotate =R0  'led28';rotate =R180  'led29';rotate =R0  'led30';rotate =R180  'led31';rotate =R180  'led32';" calcext:value-type="string">
            <text:p>rotate =R180 <text:s/>'led1';rotate =R0 <text:s/>'led2';rotate =R180 <text:s/>'led3';rotate =R0 <text:s/>'led4';rotate =R180 <text:s/>'led5';rotate =R0 <text:s/>'led6';rotate =R180 <text:s/>'led7';rotate =R0 <text:s/>'led8';rotate =R180 <text:s/>'led9';rotate =R0 <text:s/>'led10';rotate =R180 <text:s/>'led11';rotate =R0 <text:s/>'led12';rotate =R180 <text:s/>'led13';rotate =R0 <text:s/>'led14';rotate =R180 <text:s/>'led15';rotate =R0 <text:s/>'led16';rotate =R180 <text:s/>'led17';rotate =R0 <text:s/>'led18';rotate =R180 <text:s/>'led19';rotate =R0 <text:s/>'led20';rotate =R180 <text:s/>'led21';rotate =R0 <text:s/>'led22';rotate =R180 <text:s/>'led23';rotate =R0 <text:s/>'led24';rotate =R180 <text:s/>'led25';rotate =R0 <text:s/>'led26';rotate =R180 <text:s/>'led27';rotate =R0 <text:s/>'led28';rotate =R180 <text:s/>'led29';rotate =R0 <text:s/>'led30';rotate =R180 <text:s/>'led31';rotate =R180 <text:s/>'led32';</text:p>
          </table:table-cell>
          <table:table-cell table:formula="of:=[.I33]&amp;[.D34]&amp;&quot;;&quot;" office:value-type="string" office:string-value="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MOV LED29 (3.1 0.9);MOV LED30 (3.2 0.9);MOV LED31 (3.3 0.9);MOV LED32 (3.4 0.9);" calcext:value-type="string">
            <text:p>MOV LED1 (0.3 0.9);MOV LED2 (0.4 0.9);MOV LED3 (0.5 0.9);MOV LED4 (0.6 0.9);MOV LED5 (0.7 0.9);MOV LED6 (0.8 0.9);MOV LED7 (0.9 0.9);MOV LED8 (1 0.9);MOV LED9 (1.1 0.9);MOV LED10 (1.2 0.9);MOV LED11 (1.3 0.9);MOV LED12 (1.4 0.9);MOV LED13 (1.5 0.9);MOV LED14 (1.6 0.9);MOV LED15 (1.7 0.9);MOV LED16 (1.8 0.9);MOV LED17 (1.9 0.9);MOV LED18 (2 0.9);MOV LED19 (2.1 0.9);MOV LED20 (2.2 0.9);MOV LED21 (2.3 0.9);MOV LED22 (2.4 0.9);MOV LED23 (2.5 0.9);MOV LED24 (2.6 0.9);MOV LED25 (2.7 0.9);MOV LED26 (2.8 0.9);MOV LED27 (2.9 0.9);MOV LED28 (3 0.9);MOV LED29 (3.1 0.9);MOV LED30 (3.2 0.9);MOV LED31 (3.3 0.9);MOV LED32 (3.4 0.9);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5:11:17.336275267</meta:creation-date>
    <dc:date>2017-04-14T17:12:51.523946303</dc:date>
    <meta:editing-duration>PT2S</meta:editing-duration>
    <meta:editing-cycles>1</meta:editing-cycles>
    <meta:document-statistic meta:table-count="1" meta:cell-count="297" meta:object-count="0"/>
    <meta:generator>LibreOffice/4.2.8.2$Linux_X86_64 LibreOffice_project/420m0$Build-2</meta:generator>
  </office:meta>
</office:document-meta>
</file>